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1" style:family="paragraph" style:parent-style-name="Text_20_body">
      <style:paragraph-properties fo:margin-top="0.199cm" fo:margin-bottom="0cm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master-page-name="Standard">
      <style:paragraph-properties fo:margin-top="0.3cm" fo:margin-bottom="0cm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text-transform="lowercase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00" fo:language="zxx" fo:country="none" style:language-asian="zxx" style:country-asian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nomcom" text:name="cer93_nomcom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histochoixcer93_2_isrejet"/>
        <text:user-field-decl office:value-type="string" office:string-value="" text:name="cer93_histochoixcer93_3_isrejet"/>
        <text:user-field-decl office:value-type="string" office:string-value="" text:name="cer93_histochoixcer93_1_isrejet"/>
        <text:user-field-decl office:value-type="string" office:string-value="" text:name="cer93_histochoixcer93_1_commentairenormecer93_0_modified"/>
        <text:user-field-decl office:value-type="string" office:string-value="" text:name="cer93_histochoixcer93_2_commentaire"/>
        <text:user-field-decl office:value-type="string" office:string-value="" text:name="cer93_histochoixcer93_1_commentaire"/>
        <text:user-field-decl office:value-type="string" office:string-value="" text:name="cer93_histochoixcer93_3_commentaire"/>
        <text:user-field-decl office:value-type="string" office:string-value="" text:name="cer93_histochoixcer93_3_decisioncs"/>
        <text:user-field-decl office:value-type="string" office:string-value="" text:name="cer93_histochoixcer93_3_cadre"/>
        <text:user-field-decl office:value-type="string" office:string-value="" text:name="cer93_histochoixcer93_3_decisioncadre"/>
        <text:user-field-decl office:value-type="string" office:string-value="" text:name="cer93_histochoixcer93_1_observationdecision"/>
        <text:user-field-decl office:value-type="string" office:string-value="" text:name="cer93_histochoixcer93_2_observationdecision"/>
        <text:user-field-decl office:value-type="string" office:string-value="" text:name="cer93_histochoixcer93_3_observationdecision"/>
        <text:user-field-decl office:value-type="string" office:string-value="" text:name="cer93_histochoixcer93_4_observationdecision"/>
        <text:user-field-decl office:value-type="string" office:string-value="" text:name="cer93_histochoixcer93_4_commentairenormecer93"/>
        <text:user-field-decl office:value-type="string" office:string-value="" text:name="cer93_histochoixcer93_4_commentaire"/>
        <text:user-field-decl office:value-type="string" office:string-value="" text:name="cer93_histochoixcer93_0_commentaire"/>
        <text:user-field-decl office:value-type="string" office:string-value="" text:name="cer93_histochoixcer93_0_decisioncs"/>
        <text:user-field-decl office:value-type="string" office:string-value="" text:name="cer93_histochoixcer93_1_decisioncs"/>
        <text:user-field-decl office:value-type="string" office:string-value="" text:name="cer93_histochoixcer93_2_decisioncs"/>
        <text:user-field-decl office:value-type="string" office:string-value="" text:name="cer93_histochoixcer93_4_decisioncs"/>
        <text:user-field-decl office:value-type="string" office:string-value="" text:name="cer93_observationdecision"/>
        <text:user-field-decl office:value-type="string" office:string-value="" text:name="cer93_histochoixcer93__observationdecision"/>
        <text:user-field-decl office:value-type="string" office:string-value="" text:name="Cer93__observationdecision"/>
        <text:user-field-decl office:value-type="string" office:string-value="" text:name="cer93_histochoixcer93_6_observation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1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2"/>
            </table:table-cell>
            <table:table-cell table:style-name="Tableau1.B1" office:value-type="string">
              <text:p text:style-name="P13"><text:user-field-get text:name="cer93_qual"/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8">DPAS/SIS/N° CAF </text:span><text:span text:style-name="T8"><text:user-field-get text:name="dossier_matricule"/></text:span></text:p>
              <text:p text:style-name="P7"><text:text-input text:description=""/> <text:user-field-get text:name="user_prenom"/> <text:user-field-get text:name="user_nom"/></text:p>
              <text:p text:style-name="P7"><text:text-input text:description=""/> <text:user-field-get text:name="user_numtel"/></text:p>
              <text:p text:style-name="P6"/>
              <text:p text:style-name="P6"/>
              <text:p text:style-name="P6"/>
              <text:p text:style-name="P6"/>
              <text:p text:style-name="P3">Bobigny le <text:date style:data-style-name="N36" text:date-value="2013-07-08T10:36:00.16"/></text:p>
            </table:table-cell>
            <table:table-cell table:style-name="Tableau1.B3" office:value-type="string">
              <text:p text:style-name="P5"><text:user-field-get text:name="cer93_adresse"/></text:p>
              <text:p text:style-name="P8"><text:span text:style-name="T6"><text:user-field-get text:name="cer93_codepos"/></text:span><text:span text:style-name="T6"> </text:span><text:span text:style-name="T6"><text:user-field-get text:name="cer93_nomcom"/></text:span></text:p>
            </table:table-cell>
          </table:table-row>
        </table:table>
        <text:p text:style-name="P2"/>
        <text:p text:style-name="P9"><text:span text:style-name="T4">Courrier : collectif.odt</text:span></text:p>
        <text:p text:style-name="P4"/>
        <text:p text:style-name="P4"><text:bookmark-start text:name="__DdeLink__76_1995454951"/><text:user-field-get text:name="cer93_qual"/><text:bookmark-end text:name="__DdeLink__76_1995454951"/>,</text:p>
        <text:p text:style-name="P4"/>
        <text:p text:style-name="P9"><text:span text:style-name="Footnote_20_Symbol"><text:span text:style-name="T5"/></text:span></text:p>
        <text:p text:style-name="P4"/>
        <text:p text:style-name="P4">Je vous prie d’agréer, <text:user-field-get text:name="cer93_qual"/>,<text:span text:style-name="T7"> </text:span>l’expression de mes salutations distinguées.</text:p>
        <text:p text:style-name="P4"/>
        <text:p text:style-name="P4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margin-top="0cm" fo:margin-bottom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="100%" fo:margin-left="8.001cm" fo:margin-right="0cm" fo:margin-top="0cm" fo:margin-bottom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3-07-08T10:36:00.10</dc:date>
    <dc:creator>Harry ZARKA</dc:creator>
    <meta:editing-duration>PT6H57M12S</meta:editing-duration>
    <meta:editing-cycles>115</meta:editing-cycles>
    <meta:generator>OpenOffice.org/3.4.1$Win32 OpenOffice.org_project/341m1$Build-9593</meta:generator>
    <meta:printed-by>julien </meta:printed-by>
    <meta:print-date>2011-08-04T08:53:36.88</meta:print-date>
    <meta:document-statistic meta:table-count="1" meta:image-count="0" meta:object-count="0" meta:page-count="1" meta:paragraph-count="12" meta:word-count="50" meta:character-count="345"/>
  </office:meta>
</office:document-meta>
</file>